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w1" table:style-name="ta1">
        <table:table-column table:style-name="co1" table:number-columns-repeated="1024" table:default-cell-style-name="ce1"/>
        <table:table-row table:style-name="ro1">
          <table:table-cell office:value-type="float" office:value="0.693112849285829" calcext:value-type="float">
            <text:p>0,69311284928582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05689917731705" calcext:value-type="float">
            <text:p>0,505689917731705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762246524046782" calcext:value-type="float">
            <text:p>0,76224652404678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375469192982647" calcext:value-type="float">
            <text:p>0,375469192982647</text:p>
          </table:table-cell>
          <table:table-cell office:value-type="float" office:value="0.9452559375" calcext:value-type="float">
            <text:p>0,9452559375</text:p>
          </table:table-cell>
          <table:table-cell office:value-type="float" office:value="0.482816486675455" calcext:value-type="float">
            <text:p>0,482816486675455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14992265928189" calcext:value-type="float">
            <text:p>0,41499226592818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36833964134936" calcext:value-type="float">
            <text:p>0,436833964134936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81609445458767" calcext:value-type="float">
            <text:p>0,481609445458767</text:p>
          </table:table-cell>
          <table:table-cell office:value-type="float" office:value="0.627102101734797" calcext:value-type="float">
            <text:p>0,627102101734797</text:p>
          </table:table-cell>
          <table:table-cell table:number-columns-repeated="960"/>
        </table:table-row>
        <table:table-row table:style-name="ro1">
          <table:table-cell office:value-type="float" office:value="0.377353602535308" calcext:value-type="float">
            <text:p>0,37735360253530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857375" calcext:value-type="float">
            <text:p>0,85737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06957311009228" calcext:value-type="float">
            <text:p>0,50695731100922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891275015410556" calcext:value-type="float">
            <text:p>0,891275015410556</text:p>
          </table:table-cell>
          <table:table-cell office:value-type="float" office:value="0.66176188021084" calcext:value-type="float">
            <text:p>0,66176188021084</text:p>
          </table:table-cell>
          <table:table-cell table:number-columns-repeated="960"/>
        </table:table-row>
        <table:table-row table:style-name="ro1">
          <table:table-cell office:value-type="float" office:value="0.663420431289063" calcext:value-type="float">
            <text:p>0,663420431289063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848833348010054" calcext:value-type="float">
            <text:p>0,848833348010054</text:p>
          </table:table-cell>
          <table:table-cell office:value-type="float" office:value="0.560321238483883" calcext:value-type="float">
            <text:p>0,56032123848388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340561626288115" calcext:value-type="float">
            <text:p>0,340561626288115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6880009227646" calcext:value-type="float">
            <text:p>0,56880009227646</text:p>
          </table:table-cell>
          <table:table-cell table:number-columns-repeated="2" office:value-type="float" office:value="0.66176188021084" calcext:value-type="float">
            <text:p>0,66176188021084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857375" calcext:value-type="float">
            <text:p>0,857375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375469192982647" calcext:value-type="float">
            <text:p>0,375469192982647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764156916337626" calcext:value-type="float">
            <text:p>0,764156916337626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66072096579073" calcext:value-type="float">
            <text:p>0,766072096579073</text:p>
          </table:table-cell>
          <table:table-cell office:value-type="float" office:value="0.729592472932451" calcext:value-type="float">
            <text:p>0,729592472932451</text:p>
          </table:table-cell>
          <table:table-cell table:number-columns-repeated="960"/>
        </table:table-row>
        <table:table-row table:style-name="ro1">
          <table:table-cell office:value-type="float" office:value="0.77184648515625" calcext:value-type="float">
            <text:p>0,7718464851562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533639274746556" calcext:value-type="float">
            <text:p>0,533639274746556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25949070520744" calcext:value-type="float">
            <text:p>0,725949070520744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39026351980136" calcext:value-type="float">
            <text:p>0,439026351980136</text:p>
          </table:table-cell>
          <table:table-cell table:number-columns-repeated="960"/>
        </table:table-row>
        <table:table-row table:style-name="ro1">
          <table:table-cell office:value-type="float" office:value="0.540360087662637" calcext:value-type="float">
            <text:p>0,540360087662637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846711264640028" calcext:value-type="float">
            <text:p>0,846711264640028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766072096579074" calcext:value-type="float">
            <text:p>0,766072096579074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61725552364796" calcext:value-type="float">
            <text:p>0,56172555236479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940535565662109" calcext:value-type="float">
            <text:p>0,940535565662109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7240096890283" calcext:value-type="float">
            <text:p>0,597240096890283</text:p>
          </table:table-cell>
          <table:table-cell table:number-columns-repeated="2" office:value-type="float" office:value="0.696591452853516" calcext:value-type="float">
            <text:p>0,696591452853516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694849974221382" calcext:value-type="float">
            <text:p>0,694849974221382</text:p>
          </table:table-cell>
          <table:table-cell table:number-columns-repeated="960"/>
        </table:table-row>
        <table:table-row table:style-name="ro1">
          <table:table-cell office:value-type="float" office:value="0.630249409724609" calcext:value-type="float">
            <text:p>0,630249409724609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90024375" calcext:value-type="float">
            <text:p>0,90024375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846711264640028" calcext:value-type="float">
            <text:p>0,846711264640028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93112849285828" calcext:value-type="float">
            <text:p>0,693112849285828</text:p>
          </table:table-cell>
          <table:table-cell table:number-columns-repeated="2" office:value-type="float" office:value="0.537661664474872" calcext:value-type="float">
            <text:p>0,53766166447487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340561626288115" calcext:value-type="float">
            <text:p>0,34056162628811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97240096890283" calcext:value-type="float">
            <text:p>0,597240096890283</text:p>
          </table:table-cell>
          <table:table-cell table:number-columns-repeated="960"/>
        </table:table-row>
        <table:table-row table:style-name="ro1">
          <table:table-cell office:value-type="float" office:value="0.808412712390527" calcext:value-type="float">
            <text:p>0,808412712390527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376410218528969" calcext:value-type="float">
            <text:p>0,37641021852896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2553434648046" calcext:value-type="float">
            <text:p>0,62553434648046</text:p>
          </table:table-cell>
          <table:table-cell table:number-columns-repeated="2" office:value-type="float" office:value="0.660107475510313" calcext:value-type="float">
            <text:p>0,660107475510313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729592472932451" calcext:value-type="float">
            <text:p>0,729592472932451</text:p>
          </table:table-cell>
          <table:table-cell table:number-columns-repeated="2" office:value-type="float" office:value="0.66176188021084" calcext:value-type="float">
            <text:p>0,66176188021084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9452559375" calcext:value-type="float">
            <text:p>0,9452559375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.513342083279505" calcext:value-type="float">
            <text:p>0,513342083279505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804375701408027" calcext:value-type="float">
            <text:p>0,804375701408027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357589707602521" calcext:value-type="float">
            <text:p>0,357589707602521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58457206821537" calcext:value-type="float">
            <text:p>0,658457206821537</text:p>
          </table:table-cell>
          <table:table-cell table:number-columns-repeated="2" office:value-type="float" office:value="0.53900918744348" calcext:value-type="float">
            <text:p>0,5390091874434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731421025496192" calcext:value-type="float">
            <text:p>0,731421025496192</text:p>
          </table:table-cell>
          <table:table-cell table:number-columns-repeated="960"/>
        </table:table-row>
        <table:table-row table:style-name="ro1">
          <table:table-cell office:value-type="float" office:value="0.767992076771001" calcext:value-type="float">
            <text:p>0,767992076771001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857375" calcext:value-type="float">
            <text:p>0,857375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376410218528969" calcext:value-type="float">
            <text:p>0,376410218528969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396221282662073" calcext:value-type="float">
            <text:p>0,396221282662073</text:p>
          </table:table-cell>
          <table:table-cell table:number-columns-repeated="2" office:value-type="float" office:value="0.595746996648057" calcext:value-type="float">
            <text:p>0,59574699664805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23970510614259" calcext:value-type="float">
            <text:p>0,623970510614259</text:p>
          </table:table-cell>
          <table:table-cell table:number-columns-repeated="960"/>
        </table:table-row>
        <table:table-row table:style-name="ro1">
          <table:table-cell office:value-type="float" office:value="0.48767497911553" calcext:value-type="float">
            <text:p>0,48767497911553</text:p>
          </table:table-cell>
          <table:table-cell office:value-type="float" office:value="0.90024375" calcext:value-type="float">
            <text:p>0,9002437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91290055120837" calcext:value-type="float">
            <text:p>0,59129005512083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63133385829368" calcext:value-type="float">
            <text:p>0,563133385829368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97240096890283" calcext:value-type="float">
            <text:p>0,597240096890283</text:p>
          </table:table-cell>
          <table:table-cell table:number-columns-repeated="960"/>
        </table:table-row>
        <table:table-row table:style-name="ro1">
          <table:table-cell office:value-type="float" office:value="0.663420431289063" calcext:value-type="float">
            <text:p>0,66342043128906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594257629156437" calcext:value-type="float">
            <text:p>0,594257629156437</text:p>
          </table:table-cell>
          <table:table-cell table:style-name="ce3" office:value-type="float" office:value="0.628673786200298" calcext:value-type="float">
            <text:p>0,6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358485922408542" calcext:value-type="float">
            <text:p>0,358485922408542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97240096890283" calcext:value-type="float">
            <text:p>0,597240096890283</text:p>
          </table:table-cell>
          <table:table-cell table:number-columns-repeated="960"/>
        </table:table-row>
        <table:table-row table:style-name="ro1">
          <table:table-cell office:value-type="float" office:value="0.536317510313684" calcext:value-type="float">
            <text:p>0,536317510313684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97240096890283" calcext:value-type="float">
            <text:p>0,597240096890283</text:p>
          </table:table-cell>
          <table:table-cell table:number-columns-repeated="2" office:value-type="float" office:value="0.628673786200298" calcext:value-type="float">
            <text:p>0,6286737862002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1725552364795" calcext:value-type="float">
            <text:p>0,56172555236479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72776849175012" calcext:value-type="float">
            <text:p>0,72776849175012</text:p>
          </table:table-cell>
          <table:table-cell table:number-columns-repeated="960"/>
        </table:table-row>
        <table:table-row table:style-name="ro1">
          <table:table-cell office:value-type="float" office:value="0.463291230159753" calcext:value-type="float">
            <text:p>0,4632912301597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81609445458767" calcext:value-type="float">
            <text:p>0,48160944545876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36317510313684" calcext:value-type="float">
            <text:p>0,536317510313684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66072096579073" calcext:value-type="float">
            <text:p>0,76607209657907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804375701408027" calcext:value-type="float">
            <text:p>0,80437570140802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3932570460002" calcext:value-type="float">
            <text:p>0,393257046000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880009227646" calcext:value-type="float">
            <text:p>0,56880009227646</text:p>
          </table:table-cell>
          <table:table-cell table:number-columns-repeated="960"/>
        </table:table-row>
        <table:table-row table:style-name="ro1">
          <table:table-cell table:style-name="ce2" office:value-type="float" office:value="0.90024375" calcext:value-type="float">
            <text:p>0,9002437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394242652631779" calcext:value-type="float">
            <text:p>0,39424265263177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63133385829368" calcext:value-type="float">
            <text:p>0,563133385829368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82816486675455" calcext:value-type="float">
            <text:p>0,48281648667545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61725552364795" calcext:value-type="float">
            <text:p>0,561725552364795</text:p>
          </table:table-cell>
          <table:table-cell office:value-type="float" office:value="0.848833348010054" calcext:value-type="float">
            <text:p>0,84883334801005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13954785263368" calcext:value-type="float">
            <text:p>0,41395478526336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844594486478428" calcext:value-type="float">
            <text:p>0,84459448647842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28673786200298" calcext:value-type="float">
            <text:p>0,628673786200298</text:p>
          </table:table-cell>
          <table:table-cell table:number-columns-repeated="960"/>
        </table:table-row>
        <table:table-row table:style-name="ro1">
          <table:table-cell office:value-type="float" office:value="0.595746996648057" calcext:value-type="float">
            <text:p>0,59574699664805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804375701408027" calcext:value-type="float">
            <text:p>0,80437570140802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395230729455418" calcext:value-type="float">
            <text:p>0,39523072945541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416032346795177" calcext:value-type="float">
            <text:p>0,416032346795177</text:p>
          </table:table-cell>
          <table:table-cell table:number-columns-repeated="2" office:value-type="float" office:value="0.597240096890283" calcext:value-type="float">
            <text:p>0,59724009689028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628673786200298" calcext:value-type="float">
            <text:p>0,628673786200298</text:p>
          </table:table-cell>
          <table:table-cell table:number-columns-repeated="960"/>
        </table:table-row>
        <table:table-row table:style-name="ro1">
          <table:table-cell office:value-type="float" office:value="0.510778581251128" calcext:value-type="float">
            <text:p>0,51077858125112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376410218528969" calcext:value-type="float">
            <text:p>0,376410218528969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439026351980136" calcext:value-type="float">
            <text:p>0,439026351980136</text:p>
          </table:table-cell>
          <table:table-cell table:number-columns-repeated="2" office:value-type="float" office:value="0.567378092045769" calcext:value-type="float">
            <text:p>0,567378092045769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848833348010054" calcext:value-type="float">
            <text:p>0,848833348010054</text:p>
          </table:table-cell>
          <table:table-cell office:value-type="float" office:value="0.895748157773438" calcext:value-type="float">
            <text:p>0,89574815777343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857375" calcext:value-type="float">
            <text:p>0,857375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627102101734797" calcext:value-type="float">
            <text:p>0,627102101734797</text:p>
          </table:table-cell>
          <table:table-cell table:number-columns-repeated="960"/>
        </table:table-row>
        <table:table-row table:style-name="ro1">
          <table:table-cell office:value-type="float" office:value="0.482816486675455" calcext:value-type="float">
            <text:p>0,48281648667545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356695733333515" calcext:value-type="float">
            <text:p>0,35669573333351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435741879224598" calcext:value-type="float">
            <text:p>0,4357418792245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35741879224598" calcext:value-type="float">
            <text:p>0,435741879224598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377353602535308" calcext:value-type="float">
            <text:p>0,377353602535308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60107475510313" calcext:value-type="float">
            <text:p>0,660107475510313</text:p>
          </table:table-cell>
          <table:table-cell table:number-columns-repeated="2" office:value-type="float" office:value="0.69833729609375" calcext:value-type="float">
            <text:p>0,69833729609375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737809375" calcext:value-type="float">
            <text:p>0,7737809375</text:p>
          </table:table-cell>
          <table:table-cell table:number-columns-repeated="960"/>
        </table:table-row>
        <table:table-row table:style-name="ro1">
          <table:table-cell office:value-type="float" office:value="0.767992076771001" calcext:value-type="float">
            <text:p>0,767992076771001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893508787379004" calcext:value-type="float">
            <text:p>0,893508787379004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436833964134935" calcext:value-type="float">
            <text:p>0,436833964134935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95" calcext:value-type="float">
            <text:p>0,9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4544747698615" calcext:value-type="float">
            <text:p>0,564544747698615</text:p>
          </table:table-cell>
          <table:table-cell table:number-columns-repeated="960"/>
        </table:table-row>
        <table:table-row table:style-name="ro1">
          <table:table-cell office:value-type="float" office:value="0.66176188021084" calcext:value-type="float">
            <text:p>0,66176188021084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67378092045769" calcext:value-type="float">
            <text:p>0,567378092045769</text:p>
          </table:table-cell>
          <table:table-cell table:number-columns-repeated="2" office:value-type="float" office:value="0.536317510313685" calcext:value-type="float">
            <text:p>0,536317510313685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376410218528969" calcext:value-type="float">
            <text:p>0,376410218528969</text:p>
          </table:table-cell>
          <table:table-cell office:value-type="float" office:value="0.48040542184512" calcext:value-type="float">
            <text:p>0,48040542184512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458675662341682" calcext:value-type="float">
            <text:p>0,45867566234168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766072096579074" calcext:value-type="float">
            <text:p>0,76607209657907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98736939238379" calcext:value-type="float">
            <text:p>0,598736939238379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.696591452853516" calcext:value-type="float">
            <text:p>0,696591452853516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8673786200298" calcext:value-type="float">
            <text:p>0,628673786200298</text:p>
          </table:table-cell>
          <table:table-cell table:number-columns-repeated="960"/>
        </table:table-row>
        <table:table-row table:style-name="ro1">
          <table:table-cell office:value-type="float" office:value="0.565959646815654" calcext:value-type="float">
            <text:p>0,565959646815654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486455791667741" calcext:value-type="float">
            <text:p>0,486455791667741</text:p>
          </table:table-cell>
          <table:table-cell table:number-columns-repeated="2" office:value-type="float" office:value="0.53900918744348" calcext:value-type="float">
            <text:p>0,5390091874434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764156916337626" calcext:value-type="float">
            <text:p>0,764156916337626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306588475555711" calcext:value-type="float">
            <text:p>0,306588475555711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375469192982647" calcext:value-type="float">
            <text:p>0,375469192982647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82816486675455" calcext:value-type="float">
            <text:p>0,482816486675455</text:p>
          </table:table-cell>
          <table:table-cell office:value-type="float" office:value="0.696591452853516" calcext:value-type="float">
            <text:p>0,696591452853516</text:p>
          </table:table-cell>
          <table:table-cell table:number-columns-repeated="2" office:value-type="float" office:value="0.595746996648057" calcext:value-type="float">
            <text:p>0,59574699664805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94849974221382" calcext:value-type="float">
            <text:p>0,694849974221382</text:p>
          </table:table-cell>
          <table:table-cell table:number-columns-repeated="960"/>
        </table:table-row>
        <table:table-row table:style-name="ro1">
          <table:table-cell office:value-type="float" office:value="0.592771985083546" calcext:value-type="float">
            <text:p>0,592771985083546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737809375" calcext:value-type="float">
            <text:p>0,7737809375</text:p>
          </table:table-cell>
          <table:table-cell table:number-columns-repeated="2" office:value-type="float" office:value="0.660107475510313" calcext:value-type="float">
            <text:p>0,660107475510313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339710222222395" calcext:value-type="float">
            <text:p>0,33971022222239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89651616994707" calcext:value-type="float">
            <text:p>0,689651616994707</text:p>
          </table:table-cell>
          <table:table-cell table:number-columns-repeated="960"/>
        </table:table-row>
        <table:table-row table:style-name="ro1">
          <table:table-cell office:value-type="float" office:value="0.597240096890283" calcext:value-type="float">
            <text:p>0,597240096890283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8736939238379" calcext:value-type="float">
            <text:p>0,598736939238379</text:p>
          </table:table-cell>
          <table:table-cell table:number-columns-repeated="2" office:value-type="float" office:value="0.694849974221382" calcext:value-type="float">
            <text:p>0,694849974221382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58675662341682" calcext:value-type="float">
            <text:p>0,458675662341682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90024375" calcext:value-type="float">
            <text:p>0,9002437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33639274746556" calcext:value-type="float">
            <text:p>0,53363927474655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35741879224598" calcext:value-type="float">
            <text:p>0,435741879224598</text:p>
          </table:table-cell>
          <table:table-cell office:value-type="float" office:value="0.485239652188572" calcext:value-type="float">
            <text:p>0,485239652188572</text:p>
          </table:table-cell>
          <table:table-cell table:number-columns-repeated="960"/>
        </table:table-row>
        <table:table-row table:style-name="ro1">
          <table:table-cell office:value-type="float" office:value="0.594257629156437" calcext:value-type="float">
            <text:p>0,59425762915643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25949070520744" calcext:value-type="float">
            <text:p>0,725949070520744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48040542184512" calcext:value-type="float">
            <text:p>0,48040542184512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91290055120837" calcext:value-type="float">
            <text:p>0,59129005512083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33254160898437" calcext:value-type="float">
            <text:p>0,733254160898437</text:p>
          </table:table-cell>
          <table:table-cell table:number-columns-repeated="2" office:value-type="float" office:value="0.56880009227646" calcext:value-type="float">
            <text:p>0,5688000922764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63420431289063" calcext:value-type="float">
            <text:p>0,663420431289063</text:p>
          </table:table-cell>
          <table:table-cell table:number-columns-repeated="960"/>
        </table:table-row>
        <table:table-row table:style-name="ro1">
          <table:table-cell office:value-type="float" office:value="0.628673786200298" calcext:value-type="float">
            <text:p>0,628673786200298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857375" calcext:value-type="float">
            <text:p>0,85737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553434648046" calcext:value-type="float">
            <text:p>0,62553434648046</text:p>
          </table:table-cell>
          <table:table-cell table:number-columns-repeated="2" office:value-type="float" office:value="0.513342083279505" calcext:value-type="float">
            <text:p>0,513342083279505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90024375" calcext:value-type="float">
            <text:p>0,90024375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766072096579074" calcext:value-type="float">
            <text:p>0,766072096579074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90024375" calcext:value-type="float">
            <text:p>0,9002437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58457206821537" calcext:value-type="float">
            <text:p>0,658457206821537</text:p>
          </table:table-cell>
          <table:table-cell table:number-columns-repeated="960"/>
        </table:table-row>
        <table:table-row table:style-name="ro1">
          <table:table-cell office:value-type="float" office:value="0.41291989830021" calcext:value-type="float">
            <text:p>0,41291989830021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804375701408027" calcext:value-type="float">
            <text:p>0,80437570140802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358485922408542" calcext:value-type="float">
            <text:p>0,35848592240854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90024375" calcext:value-type="float">
            <text:p>0,90024375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766072096579073" calcext:value-type="float">
            <text:p>0,766072096579073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58457206821537" calcext:value-type="float">
            <text:p>0,658457206821537</text:p>
          </table:table-cell>
          <table:table-cell table:number-columns-repeated="960"/>
        </table:table-row>
        <table:table-row table:style-name="ro1">
          <table:table-cell office:value-type="float" office:value="0.397214318458219" calcext:value-type="float">
            <text:p>0,397214318458219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840265530581" calcext:value-type="float">
            <text:p>0,4840265530581</text:p>
          </table:table-cell>
          <table:table-cell table:number-columns-repeated="2" office:value-type="float" office:value="0.53900918744348" calcext:value-type="float">
            <text:p>0,5390091874434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24134197844443" calcext:value-type="float">
            <text:p>0,724134197844443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848833348010054" calcext:value-type="float">
            <text:p>0,848833348010054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355803994000181" calcext:value-type="float">
            <text:p>0,355803994000181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769916868943359" calcext:value-type="float">
            <text:p>0,769916868943359</text:p>
          </table:table-cell>
          <table:table-cell table:number-columns-repeated="960"/>
        </table:table-row>
        <table:table-row table:style-name="ro1">
          <table:table-cell office:value-type="float" office:value="0.769916868943359" calcext:value-type="float">
            <text:p>0,76991686894335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36317510313684" calcext:value-type="float">
            <text:p>0,536317510313684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394242652631779" calcext:value-type="float">
            <text:p>0,39424265263177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8792748795222" calcext:value-type="float">
            <text:p>0,68792748795222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1" calcext:value-type="float">
            <text:p>1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6176188021084" calcext:value-type="float">
            <text:p>0,66176188021084</text:p>
          </table:table-cell>
          <table:table-cell table:number-columns-repeated="960"/>
        </table:table-row>
        <table:table-row table:style-name="ro1">
          <table:table-cell office:value-type="float" office:value="0.597240096890283" calcext:value-type="float">
            <text:p>0,597240096890283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36833964134936" calcext:value-type="float">
            <text:p>0,436833964134936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766072096579074" calcext:value-type="float">
            <text:p>0,76607209657907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895748157773438" calcext:value-type="float">
            <text:p>0,89574815777343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884607150275344" calcext:value-type="float">
            <text:p>0,884607150275344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64156916337626" calcext:value-type="float">
            <text:p>0,764156916337626</text:p>
          </table:table-cell>
          <table:table-cell table:number-columns-repeated="960"/>
        </table:table-row>
        <table:table-row table:style-name="ro1">
          <table:table-cell office:value-type="float" office:value="0.594257629156437" calcext:value-type="float">
            <text:p>0,59425762915643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66072096579074" calcext:value-type="float">
            <text:p>0,766072096579074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3342083279505" calcext:value-type="float">
            <text:p>0,513342083279505</text:p>
          </table:table-cell>
          <table:table-cell table:number-columns-repeated="2" office:value-type="float" office:value="0.512058728071306" calcext:value-type="float">
            <text:p>0,512058728071306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414992265928189" calcext:value-type="float">
            <text:p>0,414992265928189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61725552364795" calcext:value-type="float">
            <text:p>0,561725552364795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14992265928189" calcext:value-type="float">
            <text:p>0,41499226592818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90024375" calcext:value-type="float">
            <text:p>0,9002437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764156916337626" calcext:value-type="float">
            <text:p>0,764156916337626</text:p>
          </table:table-cell>
          <table:table-cell office:value-type="float" office:value="0.693112849285829" calcext:value-type="float">
            <text:p>0,693112849285829</text:p>
          </table:table-cell>
          <table:table-cell table:number-columns-repeated="960"/>
        </table:table-row>
        <table:table-row table:style-name="ro1">
          <table:table-cell office:value-type="float" office:value="0.598736939238379" calcext:value-type="float">
            <text:p>0,598736939238379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769916868943359" calcext:value-type="float">
            <text:p>0,769916868943359</text:p>
          </table:table-cell>
          <table:table-cell table:number-columns-repeated="3" office:value-type="float" office:value="0.628673786200298" calcext:value-type="float">
            <text:p>0,62867378620029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338013794300172" calcext:value-type="float">
            <text:p>0,338013794300172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6176188021084" calcext:value-type="float">
            <text:p>0,66176188021084</text:p>
          </table:table-cell>
          <table:table-cell table:number-columns-repeated="2" office:value-type="float" office:value="0.512058728071306" calcext:value-type="float">
            <text:p>0,512058728071306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3932570460002" calcext:value-type="float">
            <text:p>0,393257046000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58457206821537" calcext:value-type="float">
            <text:p>0,658457206821537</text:p>
          </table:table-cell>
          <table:table-cell table:number-columns-repeated="960"/>
        </table:table-row>
        <table:table-row table:style-name="ro1">
          <table:table-cell office:value-type="float" office:value="0.564544747698615" calcext:value-type="float">
            <text:p>0,564544747698615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10778581251128" calcext:value-type="float">
            <text:p>0,510778581251128</text:p>
          </table:table-cell>
          <table:table-cell table:number-columns-repeated="2" office:value-type="float" office:value="0.735091890625" calcext:value-type="float">
            <text:p>0,73509189062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81609445458766" calcext:value-type="float">
            <text:p>0,481609445458766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35091890625" calcext:value-type="float">
            <text:p>0,735091890625</text:p>
          </table:table-cell>
          <table:table-cell table:number-columns-repeated="2" office:value-type="float" office:value="0.66176188021084" calcext:value-type="float">
            <text:p>0,6617618802108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436833964134936" calcext:value-type="float">
            <text:p>0,436833964134936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33254160898438" calcext:value-type="float">
            <text:p>0,733254160898438</text:p>
          </table:table-cell>
          <table:table-cell table:number-columns-repeated="960"/>
        </table:table-row>
        <table:table-row table:style-name="ro1">
          <table:table-cell office:value-type="float" office:value="0.486455791667741" calcext:value-type="float">
            <text:p>0,486455791667741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62553434648046" calcext:value-type="float">
            <text:p>0,62553434648046</text:p>
          </table:table-cell>
          <table:table-cell table:number-columns-repeated="2" office:value-type="float" office:value="0.660107475510313" calcext:value-type="float">
            <text:p>0,66010747551031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6880009227646" calcext:value-type="float">
            <text:p>0,56880009227646</text:p>
          </table:table-cell>
          <table:table-cell table:number-columns-repeated="960"/>
        </table:table-row>
        <table:table-row table:style-name="ro1">
          <table:table-cell office:value-type="float" office:value="0.595746996648057" calcext:value-type="float">
            <text:p>0,59574699664805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895748157773438" calcext:value-type="float">
            <text:p>0,89574815777343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895748157773437" calcext:value-type="float">
            <text:p>0,89574815777343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37661664474872" calcext:value-type="float">
            <text:p>0,537661664474872</text:p>
          </table:table-cell>
          <table:table-cell table:number-columns-repeated="2" office:value-type="float" office:value="0.660107475510313" calcext:value-type="float">
            <text:p>0,660107475510313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36317510313684" calcext:value-type="float">
            <text:p>0,536317510313684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36833964134936" calcext:value-type="float">
            <text:p>0,436833964134936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27102101734797" calcext:value-type="float">
            <text:p>0,627102101734797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.66176188021084" calcext:value-type="float">
            <text:p>0,66176188021084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1290055120837" calcext:value-type="float">
            <text:p>0,59129005512083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36317510313684" calcext:value-type="float">
            <text:p>0,53631751031368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3900918744348" calcext:value-type="float">
            <text:p>0,53900918744348</text:p>
          </table:table-cell>
          <table:table-cell table:number-columns-repeated="960"/>
        </table:table-row>
        <table:table-row table:style-name="ro1">
          <table:table-cell office:value-type="float" office:value="0.567378092045769" calcext:value-type="float">
            <text:p>0,567378092045769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340561626288115" calcext:value-type="float">
            <text:p>0,340561626288115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481609445458767" calcext:value-type="float">
            <text:p>0,48160944545876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8792748795222" calcext:value-type="float">
            <text:p>0,68792748795222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857375" calcext:value-type="float">
            <text:p>0,85737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3900918744348" calcext:value-type="float">
            <text:p>0,53900918744348</text:p>
          </table:table-cell>
          <table:table-cell table:number-columns-repeated="960"/>
        </table:table-row>
        <table:table-row table:style-name="ro1">
          <table:table-cell office:value-type="float" office:value="0.81450625" calcext:value-type="float">
            <text:p>0,8145062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94257629156437" calcext:value-type="float">
            <text:p>0,594257629156437</text:p>
          </table:table-cell>
          <table:table-cell table:number-columns-repeated="2" office:value-type="float" office:value="0.48767497911553" calcext:value-type="float">
            <text:p>0,48767497911553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5353111355461" calcext:value-type="float">
            <text:p>0,65353111355461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375469192982647" calcext:value-type="float">
            <text:p>0,375469192982647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396221282662073" calcext:value-type="float">
            <text:p>0,396221282662073</text:p>
          </table:table-cell>
          <table:table-cell table:number-columns-repeated="960"/>
        </table:table-row>
        <table:table-row table:style-name="ro1">
          <table:table-cell office:value-type="float" office:value="0.510778581251128" calcext:value-type="float">
            <text:p>0,51077858125112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63291230159753" calcext:value-type="float">
            <text:p>0,463291230159753</text:p>
          </table:table-cell>
          <table:table-cell table:number-columns-repeated="2" office:value-type="float" office:value="0.660107475510313" calcext:value-type="float">
            <text:p>0,660107475510313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395230729455418" calcext:value-type="float">
            <text:p>0,395230729455418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812469984375" calcext:value-type="float">
            <text:p>0,812469984375</text:p>
          </table:table-cell>
          <table:table-cell table:number-columns-repeated="960"/>
        </table:table-row>
        <table:table-row table:style-name="ro1">
          <table:table-cell office:value-type="float" office:value="0.628673786200298" calcext:value-type="float">
            <text:p>0,628673786200298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36833964134936" calcext:value-type="float">
            <text:p>0,43683396413493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82816486675455" calcext:value-type="float">
            <text:p>0,482816486675455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436833964134936" calcext:value-type="float">
            <text:p>0,43683396413493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376410218528969" calcext:value-type="float">
            <text:p>0,376410218528969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357589707602521" calcext:value-type="float">
            <text:p>0,357589707602521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561725552364795" calcext:value-type="float">
            <text:p>0,561725552364795</text:p>
          </table:table-cell>
          <table:table-cell office:value-type="float" office:value="0.766072096579074" calcext:value-type="float">
            <text:p>0,766072096579074</text:p>
          </table:table-cell>
          <table:table-cell table:number-columns-repeated="960"/>
        </table:table-row>
        <table:table-row table:style-name="ro1">
          <table:table-cell office:value-type="float" office:value="0.663420431289063" calcext:value-type="float">
            <text:p>0,663420431289063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64156916337626" calcext:value-type="float">
            <text:p>0,764156916337626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85309348359375" calcext:value-type="float">
            <text:p>0,85309348359375</text:p>
          </table:table-cell>
          <table:table-cell table:number-columns-repeated="2" office:value-type="float" office:value="0.733254160898438" calcext:value-type="float">
            <text:p>0,733254160898438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731421025496191" calcext:value-type="float">
            <text:p>0,731421025496191</text:p>
          </table:table-cell>
          <table:table-cell table:number-columns-repeated="960"/>
        </table:table-row>
        <table:table-row table:style-name="ro1">
          <table:table-cell office:value-type="float" office:value="0.56880009227646" calcext:value-type="float">
            <text:p>0,5688000922764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10778581251128" calcext:value-type="float">
            <text:p>0,510778581251128</text:p>
          </table:table-cell>
          <table:table-cell table:number-columns-repeated="2" office:value-type="float" office:value="0.628673786200298" calcext:value-type="float">
            <text:p>0,628673786200298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338860946666839" calcext:value-type="float">
            <text:p>0,338860946666839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812469984375" calcext:value-type="float">
            <text:p>0,812469984375</text:p>
          </table:table-cell>
          <table:table-cell table:number-columns-repeated="960"/>
        </table:table-row>
        <table:table-row table:style-name="ro1">
          <table:table-cell office:value-type="float" office:value="0.658457206821537" calcext:value-type="float">
            <text:p>0,65845720682153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66072096579073" calcext:value-type="float">
            <text:p>0,76607209657907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37453052000019" calcext:value-type="float">
            <text:p>0,3745305200001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263520094465742" calcext:value-type="float">
            <text:p>0,263520094465742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7661664474872" calcext:value-type="float">
            <text:p>0,537661664474872</text:p>
          </table:table-cell>
          <table:table-cell table:number-columns-repeated="2" office:value-type="float" office:value="0.731421025496192" calcext:value-type="float">
            <text:p>0,731421025496192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96591452853516" calcext:value-type="float">
            <text:p>0,696591452853516</text:p>
          </table:table-cell>
          <table:table-cell table:number-columns-repeated="960"/>
        </table:table-row>
        <table:table-row table:style-name="ro1">
          <table:table-cell office:value-type="float" office:value="0.437928786100186" calcext:value-type="float">
            <text:p>0,437928786100186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358485922408542" calcext:value-type="float">
            <text:p>0,358485922408542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58675662341682" calcext:value-type="float">
            <text:p>0,458675662341682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40360087662637" calcext:value-type="float">
            <text:p>0,540360087662637</text:p>
          </table:table-cell>
          <table:table-cell table:number-columns-repeated="2" office:value-type="float" office:value="0.510778581251128" calcext:value-type="float">
            <text:p>0,510778581251128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81609445458767" calcext:value-type="float">
            <text:p>0,48160944545876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60321238483883" calcext:value-type="float">
            <text:p>0,56032123848388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694849974221382" calcext:value-type="float">
            <text:p>0,694849974221382</text:p>
          </table:table-cell>
          <table:table-cell table:number-columns-repeated="960"/>
        </table:table-row>
        <table:table-row table:style-name="ro1">
          <table:table-cell office:value-type="float" office:value="0.592771985083546" calcext:value-type="float">
            <text:p>0,592771985083546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358485922408542" calcext:value-type="float">
            <text:p>0,358485922408542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13954785263368" calcext:value-type="float">
            <text:p>0,41395478526336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60107475510313" calcext:value-type="float">
            <text:p>0,660107475510313</text:p>
          </table:table-cell>
          <table:table-cell table:number-columns-repeated="960"/>
        </table:table-row>
        <table:table-row table:style-name="ro1">
          <table:table-cell office:value-type="float" office:value="0.630249409724609" calcext:value-type="float">
            <text:p>0,63024940972460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8792748795222" calcext:value-type="float">
            <text:p>0,68792748795222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377353602535308" calcext:value-type="float">
            <text:p>0,377353602535308</text:p>
          </table:table-cell>
          <table:table-cell office:value-type="float" office:value="0.565959646815655" calcext:value-type="float">
            <text:p>0,565959646815655</text:p>
          </table:table-cell>
          <table:table-cell table:number-columns-repeated="960"/>
        </table:table-row>
        <table:table-row table:style-name="ro1">
          <table:table-cell office:value-type="float" office:value="0.72776849175012" calcext:value-type="float">
            <text:p>0,7277684917501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6317510313684" calcext:value-type="float">
            <text:p>0,53631751031368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338860946666839" calcext:value-type="float">
            <text:p>0,338860946666839</text:p>
          </table:table-cell>
          <table:table-cell table:number-columns-repeated="2" office:value-type="float" office:value="0.564544747698615" calcext:value-type="float">
            <text:p>0,56454474769861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25949070520744" calcext:value-type="float">
            <text:p>0,725949070520744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36833964134936" calcext:value-type="float">
            <text:p>0,436833964134936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358485922408542" calcext:value-type="float">
            <text:p>0,35848592240854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12058728071306" calcext:value-type="float">
            <text:p>0,512058728071306</text:p>
          </table:table-cell>
          <table:table-cell table:number-columns-repeated="960"/>
        </table:table-row>
        <table:table-row table:style-name="ro1">
          <table:table-cell office:value-type="float" office:value="0.460977669579143" calcext:value-type="float">
            <text:p>0,460977669579143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358485922408542" calcext:value-type="float">
            <text:p>0,358485922408542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357589707602521" calcext:value-type="float">
            <text:p>0,357589707602521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696591452853516" calcext:value-type="float">
            <text:p>0,696591452853516</text:p>
          </table:table-cell>
          <table:table-cell table:number-columns-repeated="2" office:value-type="float" office:value="0.628673786200298" calcext:value-type="float">
            <text:p>0,6286737862002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848833348010054" calcext:value-type="float">
            <text:p>0,84883334801005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63420431289063" calcext:value-type="float">
            <text:p>0,663420431289063</text:p>
          </table:table-cell>
          <table:table-cell table:number-columns-repeated="960"/>
        </table:table-row>
        <table:table-row table:style-name="ro1">
          <table:table-cell office:value-type="float" office:value="0.594257629156437" calcext:value-type="float">
            <text:p>0,594257629156437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435741879224598" calcext:value-type="float">
            <text:p>0,43574187922459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395230729455418" calcext:value-type="float">
            <text:p>0,395230729455418</text:p>
          </table:table-cell>
          <table:table-cell table:number-columns-repeated="2" office:value-type="float" office:value="0.630249409724609" calcext:value-type="float">
            <text:p>0,630249409724609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82816486675455" calcext:value-type="float">
            <text:p>0,482816486675455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764156916337626" calcext:value-type="float">
            <text:p>0,764156916337626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63420431289063" calcext:value-type="float">
            <text:p>0,663420431289063</text:p>
          </table:table-cell>
          <table:table-cell table:number-columns-repeated="960"/>
        </table:table-row>
        <table:table-row table:style-name="ro1">
          <table:table-cell office:value-type="float" office:value="0.512058728071306" calcext:value-type="float">
            <text:p>0,51205872807130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82816486675455" calcext:value-type="float">
            <text:p>0,482816486675455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458675662341682" calcext:value-type="float">
            <text:p>0,458675662341682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891275015410556" calcext:value-type="float">
            <text:p>0,891275015410556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376410218528969" calcext:value-type="float">
            <text:p>0,376410218528969</text:p>
          </table:table-cell>
          <table:table-cell office:value-type="float" office:value="0.694849974221382" calcext:value-type="float">
            <text:p>0,694849974221382</text:p>
          </table:table-cell>
          <table:table-cell table:number-columns-repeated="960"/>
        </table:table-row>
        <table:table-row table:style-name="ro1">
          <table:table-cell office:value-type="float" office:value="0.766072096579074" calcext:value-type="float">
            <text:p>0,76607209657907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857375" calcext:value-type="float">
            <text:p>0,857375</text:p>
          </table:table-cell>
          <table:table-cell office:value-type="float" office:value="0.804375701408027" calcext:value-type="float">
            <text:p>0,804375701408027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848833348010054" calcext:value-type="float">
            <text:p>0,848833348010054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37453052000019" calcext:value-type="float">
            <text:p>0,37453052000019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20854557876879" calcext:value-type="float">
            <text:p>0,620854557876879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358485922408542" calcext:value-type="float">
            <text:p>0,358485922408542</text:p>
          </table:table-cell>
          <table:table-cell office:value-type="float" office:value="0.435741879224598" calcext:value-type="float">
            <text:p>0,435741879224598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766072096579073" calcext:value-type="float">
            <text:p>0,766072096579073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848833348010054" calcext:value-type="float">
            <text:p>0,848833348010054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10778581251128" calcext:value-type="float">
            <text:p>0,510778581251128</text:p>
          </table:table-cell>
          <table:table-cell table:number-columns-repeated="960"/>
        </table:table-row>
        <table:table-row table:style-name="ro1">
          <table:table-cell office:value-type="float" office:value="0.628673786200298" calcext:value-type="float">
            <text:p>0,62867378620029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375469192982647" calcext:value-type="float">
            <text:p>0,37546919298264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376410218528969" calcext:value-type="float">
            <text:p>0,376410218528969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395230729455418" calcext:value-type="float">
            <text:p>0,395230729455418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90024375" calcext:value-type="float">
            <text:p>0,90024375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14992265928189" calcext:value-type="float">
            <text:p>0,41499226592818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9452559375" calcext:value-type="float">
            <text:p>0,9452559375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95746996648057" calcext:value-type="float">
            <text:p>0,595746996648057</text:p>
          </table:table-cell>
          <table:table-cell table:number-columns-repeated="960"/>
        </table:table-row>
        <table:table-row table:style-name="ro1">
          <table:table-cell office:value-type="float" office:value="0.48767497911553" calcext:value-type="float">
            <text:p>0,48767497911553</text:p>
          </table:table-cell>
          <table:table-cell office:value-type="float" office:value="0.812469984375" calcext:value-type="float">
            <text:p>0,812469984375</text:p>
          </table:table-cell>
          <table:table-cell table:number-columns-repeated="2" office:value-type="float" office:value="0.595746996648057" calcext:value-type="float">
            <text:p>0,59574699664805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766072096579073" calcext:value-type="float">
            <text:p>0,766072096579073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86455791667741" calcext:value-type="float">
            <text:p>0,486455791667741</text:p>
          </table:table-cell>
          <table:table-cell table:number-columns-repeated="960"/>
        </table:table-row>
        <table:table-row table:style-name="ro1">
          <table:table-cell office:value-type="float" office:value="0.396221282662073" calcext:value-type="float">
            <text:p>0,396221282662073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356695733333515" calcext:value-type="float">
            <text:p>0,356695733333515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94257629156437" calcext:value-type="float">
            <text:p>0,594257629156437</text:p>
          </table:table-cell>
          <table:table-cell table:number-columns-repeated="2" office:value-type="float" office:value="0.696591452853516" calcext:value-type="float">
            <text:p>0,696591452853516</text:p>
          </table:table-cell>
          <table:table-cell office:value-type="float" office:value="0.506957311009228" calcext:value-type="float">
            <text:p>0,50695731100922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14992265928189" calcext:value-type="float">
            <text:p>0,414992265928189</text:p>
          </table:table-cell>
          <table:table-cell table:number-columns-repeated="960"/>
        </table:table-row>
        <table:table-row table:style-name="ro1">
          <table:table-cell office:value-type="float" office:value="0.7737809375" calcext:value-type="float">
            <text:p>0,7737809375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766072096579073" calcext:value-type="float">
            <text:p>0,766072096579073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563133385829368" calcext:value-type="float">
            <text:p>0,563133385829368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24134197844443" calcext:value-type="float">
            <text:p>0,72413419784444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64156916337626" calcext:value-type="float">
            <text:p>0,76415691633762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358485922408542" calcext:value-type="float">
            <text:p>0,35848592240854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436833964134936" calcext:value-type="float">
            <text:p>0,436833964134936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376410218528969" calcext:value-type="float">
            <text:p>0,376410218528969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10778581251128" calcext:value-type="float">
            <text:p>0,510778581251128</text:p>
          </table:table-cell>
          <table:table-cell table:number-columns-repeated="2" office:value-type="float" office:value="0.628673786200298" calcext:value-type="float">
            <text:p>0,62867378620029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2410584337723" calcext:value-type="float">
            <text:p>0,62241058433772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36833964134936" calcext:value-type="float">
            <text:p>0,436833964134936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628673786200298" calcext:value-type="float">
            <text:p>0,628673786200298</text:p>
          </table:table-cell>
          <table:table-cell table:number-columns-repeated="960"/>
        </table:table-row>
        <table:table-row table:style-name="ro1">
          <table:table-cell office:value-type="float" office:value="0.595746996648057" calcext:value-type="float">
            <text:p>0,595746996648057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435741879224598" calcext:value-type="float">
            <text:p>0,43574187922459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340561626288115" calcext:value-type="float">
            <text:p>0,340561626288115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35491448401518" calcext:value-type="float">
            <text:p>0,35491448401518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77184648515625" calcext:value-type="float">
            <text:p>0,77184648515625</text:p>
          </table:table-cell>
          <table:table-cell table:number-columns-repeated="2" office:value-type="float" office:value="0.597240096890283" calcext:value-type="float">
            <text:p>0,597240096890283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482816486675455" calcext:value-type="float">
            <text:p>0,482816486675455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58457206821537" calcext:value-type="float">
            <text:p>0,658457206821537</text:p>
          </table:table-cell>
          <table:table-cell table:number-columns-repeated="960"/>
        </table:table-row>
        <table:table-row table:style-name="ro1">
          <table:table-cell office:value-type="float" office:value="0.630249409724609" calcext:value-type="float">
            <text:p>0,630249409724609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804375701408027" calcext:value-type="float">
            <text:p>0,804375701408027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63291230159753" calcext:value-type="float">
            <text:p>0,463291230159753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8736939238379" calcext:value-type="float">
            <text:p>0,598736939238379</text:p>
          </table:table-cell>
          <table:table-cell table:number-columns-repeated="960"/>
        </table:table-row>
        <table:table-row table:style-name="ro1">
          <table:table-cell office:value-type="float" office:value="0.436833964134936" calcext:value-type="float">
            <text:p>0,436833964134936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764156916337626" calcext:value-type="float">
            <text:p>0,76415691633762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33639274746555" calcext:value-type="float">
            <text:p>0,533639274746555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395230729455418" calcext:value-type="float">
            <text:p>0,395230729455418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94257629156437" calcext:value-type="float">
            <text:p>0,594257629156437</text:p>
          </table:table-cell>
          <table:table-cell table:number-columns-repeated="2" office:value-type="float" office:value="0.696591452853516" calcext:value-type="float">
            <text:p>0,69659145285351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725949070520745" calcext:value-type="float">
            <text:p>0,72594907052074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810438809414062" calcext:value-type="float">
            <text:p>0,810438809414062</text:p>
          </table:table-cell>
          <table:table-cell table:number-columns-repeated="960"/>
        </table:table-row>
        <table:table-row table:style-name="ro1">
          <table:table-cell office:value-type="float" office:value="0.733254160898437" calcext:value-type="float">
            <text:p>0,733254160898437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812469984375" calcext:value-type="float">
            <text:p>0,812469984375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733254160898438" calcext:value-type="float">
            <text:p>0,733254160898438</text:p>
          </table:table-cell>
          <table:table-cell office:value-type="float" office:value="0.395230729455418" calcext:value-type="float">
            <text:p>0,395230729455418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482816486675455" calcext:value-type="float">
            <text:p>0,482816486675455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804375701408027" calcext:value-type="float">
            <text:p>0,804375701408027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694849974221382" calcext:value-type="float">
            <text:p>0,694849974221382</text:p>
          </table:table-cell>
          <table:table-cell table:number-columns-repeated="960"/>
        </table:table-row>
        <table:table-row table:style-name="ro1">
          <table:table-cell office:value-type="float" office:value="0.731421025496192" calcext:value-type="float">
            <text:p>0,73142102549619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94849974221382" calcext:value-type="float">
            <text:p>0,694849974221382</text:p>
          </table:table-cell>
          <table:table-cell table:number-columns-repeated="2" office:value-type="float" office:value="0.628673786200298" calcext:value-type="float">
            <text:p>0,628673786200298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769916868943359" calcext:value-type="float">
            <text:p>0,769916868943359</text:p>
          </table:table-cell>
          <table:table-cell table:number-columns-repeated="960"/>
        </table:table-row>
        <table:table-row table:style-name="ro1">
          <table:table-cell office:value-type="float" office:value="0.594257629156437" calcext:value-type="float">
            <text:p>0,594257629156437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358485922408542" calcext:value-type="float">
            <text:p>0,358485922408542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36317510313684" calcext:value-type="float">
            <text:p>0,53631751031368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806391680609551" calcext:value-type="float">
            <text:p>0,806391680609551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85309348359375" calcext:value-type="float">
            <text:p>0,85309348359375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766072096579073" calcext:value-type="float">
            <text:p>0,766072096579073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09501634798" calcext:value-type="float">
            <text:p>0,509501634798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93112849285829" calcext:value-type="float">
            <text:p>0,69311284928582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414992265928189" calcext:value-type="float">
            <text:p>0,414992265928189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97240096890283" calcext:value-type="float">
            <text:p>0,597240096890283</text:p>
          </table:table-cell>
          <table:table-cell table:number-columns-repeated="960"/>
        </table:table-row>
        <table:table-row table:style-name="ro1">
          <table:table-cell office:value-type="float" office:value="0.595746996648057" calcext:value-type="float">
            <text:p>0,595746996648057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658457206821537" calcext:value-type="float">
            <text:p>0,658457206821537</text:p>
          </table:table-cell>
          <table:table-cell table:number-columns-repeated="2" office:value-type="float" office:value="0.567378092045769" calcext:value-type="float">
            <text:p>0,56737809204576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591290055120837" calcext:value-type="float">
            <text:p>0,59129005512083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8767497911553" calcext:value-type="float">
            <text:p>0,48767497911553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735091890625" calcext:value-type="float">
            <text:p>0,73509189062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55169036144972" calcext:value-type="float">
            <text:p>0,655169036144972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8552315625" calcext:value-type="float">
            <text:p>0,8552315625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848833348010054" calcext:value-type="float">
            <text:p>0,848833348010054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20854557876879" calcext:value-type="float">
            <text:p>0,62085455787687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417075034381129" calcext:value-type="float">
            <text:p>0,417075034381129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81450625" calcext:value-type="float">
            <text:p>0,81450625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176188021084" calcext:value-type="float">
            <text:p>0,66176188021084</text:p>
          </table:table-cell>
          <table:table-cell table:number-columns-repeated="960"/>
        </table:table-row>
        <table:table-row table:style-name="ro1">
          <table:table-cell office:value-type="float" office:value="0.630249409724609" calcext:value-type="float">
            <text:p>0,630249409724609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5353111355461" calcext:value-type="float">
            <text:p>0,65353111355461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689651616994707" calcext:value-type="float">
            <text:p>0,689651616994707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3900918744348" calcext:value-type="float">
            <text:p>0,53900918744348</text:p>
          </table:table-cell>
          <table:table-cell table:number-columns-repeated="2" office:value-type="float" office:value="0.4840265530581" calcext:value-type="float">
            <text:p>0,4840265530581</text:p>
          </table:table-cell>
          <table:table-cell office:value-type="float" office:value="0.439026351980136" calcext:value-type="float">
            <text:p>0,43902635198013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418120335219177" calcext:value-type="float">
            <text:p>0,418120335219177</text:p>
          </table:table-cell>
          <table:table-cell office:value-type="float" office:value="0.764156916337626" calcext:value-type="float">
            <text:p>0,76415691633762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98736939238379" calcext:value-type="float">
            <text:p>0,598736939238379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623970510614259" calcext:value-type="float">
            <text:p>0,623970510614259</text:p>
          </table:table-cell>
          <table:table-cell office:value-type="float" office:value="0.630249409724609" calcext:value-type="float">
            <text:p>0,630249409724609</text:p>
          </table:table-cell>
          <table:table-cell table:number-columns-repeated="960"/>
        </table:table-row>
        <table:table-row table:style-name="ro1">
          <table:table-cell office:value-type="float" office:value="0.597240096890283" calcext:value-type="float">
            <text:p>0,597240096890283</text:p>
          </table:table-cell>
          <table:table-cell office:value-type="float" office:value="0.850960749884766" calcext:value-type="float">
            <text:p>0,850960749884766</text:p>
          </table:table-cell>
          <table:table-cell office:value-type="float" office:value="0.658457206821537" calcext:value-type="float">
            <text:p>0,658457206821537</text:p>
          </table:table-cell>
          <table:table-cell office:value-type="float" office:value="0.729592472932451" calcext:value-type="float">
            <text:p>0,729592472932451</text:p>
          </table:table-cell>
          <table:table-cell office:value-type="float" office:value="0.5349767165379" calcext:value-type="float">
            <text:p>0,5349767165379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77184648515625" calcext:value-type="float">
            <text:p>0,7718464851562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691380067162614" calcext:value-type="float">
            <text:p>0,691380067162614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808412712390527" calcext:value-type="float">
            <text:p>0,808412712390527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6591452853516" calcext:value-type="float">
            <text:p>0,696591452853516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769916868943359" calcext:value-type="float">
            <text:p>0,769916868943359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459825225405195" calcext:value-type="float">
            <text:p>0,459825225405195</text:p>
          </table:table-cell>
          <table:table-cell office:value-type="float" office:value="0.69833729609375" calcext:value-type="float">
            <text:p>0,69833729609375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397214318458219" calcext:value-type="float">
            <text:p>0,397214318458219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396221282662073" calcext:value-type="float">
            <text:p>0,396221282662073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416032346795177" calcext:value-type="float">
            <text:p>0,41603234679517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694849974221382" calcext:value-type="float">
            <text:p>0,694849974221382</text:p>
          </table:table-cell>
          <table:table-cell table:number-columns-repeated="2" office:value-type="float" office:value="0.509501634798" calcext:value-type="float">
            <text:p>0,509501634798</text:p>
          </table:table-cell>
          <table:table-cell office:value-type="float" office:value="0.731421025496192" calcext:value-type="float">
            <text:p>0,731421025496192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7737809375" calcext:value-type="float">
            <text:p>0,7737809375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810438809414062" calcext:value-type="float">
            <text:p>0,810438809414062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377353602535308" calcext:value-type="float">
            <text:p>0,377353602535308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63420431289063" calcext:value-type="float">
            <text:p>0,66342043128906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594257629156437" calcext:value-type="float">
            <text:p>0,594257629156437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65959646815654" calcext:value-type="float">
            <text:p>0,565959646815654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12058728071306" calcext:value-type="float">
            <text:p>0,512058728071306</text:p>
          </table:table-cell>
          <table:table-cell office:value-type="float" office:value="0.767992076771001" calcext:value-type="float">
            <text:p>0,767992076771001</text:p>
          </table:table-cell>
          <table:table-cell office:value-type="float" office:value="0.65353111355461" calcext:value-type="float">
            <text:p>0,65353111355461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56811063804483" calcext:value-type="float">
            <text:p>0,656811063804483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810438809414062" calcext:value-type="float">
            <text:p>0,810438809414062</text:p>
          </table:table-cell>
          <table:table-cell table:number-columns-repeated="960"/>
        </table:table-row>
        <table:table-row table:style-name="ro1">
          <table:table-cell office:value-type="float" office:value="0.81450625" calcext:value-type="float">
            <text:p>0,81450625</text:p>
          </table:table-cell>
          <table:table-cell office:value-type="float" office:value="0.414992265928189" calcext:value-type="float">
            <text:p>0,41499226592818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62133002084354" calcext:value-type="float">
            <text:p>0,462133002084354</text:p>
          </table:table-cell>
          <table:table-cell office:value-type="float" office:value="0.460977669579143" calcext:value-type="float">
            <text:p>0,460977669579143</text:p>
          </table:table-cell>
          <table:table-cell office:value-type="float" office:value="0.897993140625" calcext:value-type="float">
            <text:p>0,897993140625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880009227646" calcext:value-type="float">
            <text:p>0,56880009227646</text:p>
          </table:table-cell>
          <table:table-cell office:value-type="float" office:value="0.724134197844443" calcext:value-type="float">
            <text:p>0,724134197844443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540360087662637" calcext:value-type="float">
            <text:p>0,540360087662637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592771985083546" calcext:value-type="float">
            <text:p>0,592771985083546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857375" calcext:value-type="float">
            <text:p>0,857375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628673786200298" calcext:value-type="float">
            <text:p>0,628673786200298</text:p>
          </table:table-cell>
          <table:table-cell office:value-type="float" office:value="0.565959646815655" calcext:value-type="float">
            <text:p>0,565959646815655</text:p>
          </table:table-cell>
          <table:table-cell office:value-type="float" office:value="0.508227880711005" calcext:value-type="float">
            <text:p>0,508227880711005</text:p>
          </table:table-cell>
          <table:table-cell office:value-type="float" office:value="0.437928786100186" calcext:value-type="float">
            <text:p>0,437928786100186</text:p>
          </table:table-cell>
          <table:table-cell office:value-type="float" office:value="0.733254160898437" calcext:value-type="float">
            <text:p>0,733254160898437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513342083279505" calcext:value-type="float">
            <text:p>0,513342083279505</text:p>
          </table:table-cell>
          <table:table-cell office:value-type="float" office:value="0.693112849285828" calcext:value-type="float">
            <text:p>0,693112849285828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4840265530581" calcext:value-type="float">
            <text:p>0,4840265530581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97240096890283" calcext:value-type="float">
            <text:p>0,597240096890283</text:p>
          </table:table-cell>
          <table:table-cell office:value-type="float" office:value="0.66176188021084" calcext:value-type="float">
            <text:p>0,66176188021084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30249409724609" calcext:value-type="float">
            <text:p>0,63024940972460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485239652188572" calcext:value-type="float">
            <text:p>0,485239652188572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731421025496191" calcext:value-type="float">
            <text:p>0,731421025496191</text:p>
          </table:table-cell>
          <table:table-cell office:value-type="float" office:value="0.804375701408027" calcext:value-type="float">
            <text:p>0,804375701408027</text:p>
          </table:table-cell>
          <table:table-cell office:value-type="float" office:value="0.486455791667741" calcext:value-type="float">
            <text:p>0,486455791667741</text:p>
          </table:table-cell>
          <table:table-cell office:value-type="float" office:value="0.53900918744348" calcext:value-type="float">
            <text:p>0,53900918744348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37661664474872" calcext:value-type="float">
            <text:p>0,537661664474872</text:p>
          </table:table-cell>
          <table:table-cell office:value-type="float" office:value="0.510778581251128" calcext:value-type="float">
            <text:p>0,510778581251128</text:p>
          </table:table-cell>
          <table:table-cell office:value-type="float" office:value="0.564544747698615" calcext:value-type="float">
            <text:p>0,564544747698615</text:p>
          </table:table-cell>
          <table:table-cell office:value-type="float" office:value="0.536317510313685" calcext:value-type="float">
            <text:p>0,536317510313685</text:p>
          </table:table-cell>
          <table:table-cell office:value-type="float" office:value="0.72776849175012" calcext:value-type="float">
            <text:p>0,72776849175012</text:p>
          </table:table-cell>
          <table:table-cell office:value-type="float" office:value="0.440126668651766" calcext:value-type="float">
            <text:p>0,440126668651766</text:p>
          </table:table-cell>
          <table:table-cell office:value-type="float" office:value="0.694849974221382" calcext:value-type="float">
            <text:p>0,694849974221382</text:p>
          </table:table-cell>
          <table:table-cell office:value-type="float" office:value="0.563133385829369" calcext:value-type="float">
            <text:p>0,563133385829369</text:p>
          </table:table-cell>
          <table:table-cell office:value-type="float" office:value="0.567378092045769" calcext:value-type="float">
            <text:p>0,567378092045769</text:p>
          </table:table-cell>
          <table:table-cell office:value-type="float" office:value="0.595746996648057" calcext:value-type="float">
            <text:p>0,595746996648057</text:p>
          </table:table-cell>
          <table:table-cell office:value-type="float" office:value="0.660107475510313" calcext:value-type="float">
            <text:p>0,660107475510313</text:p>
          </table:table-cell>
          <table:table-cell office:value-type="float" office:value="0.62553434648046" calcext:value-type="float">
            <text:p>0,62553434648046</text:p>
          </table:table-cell>
          <table:table-cell office:value-type="float" office:value="0.627102101734797" calcext:value-type="float">
            <text:p>0,627102101734797</text:p>
          </table:table-cell>
          <table:table-cell office:value-type="float" office:value="0.7737809375" calcext:value-type="float">
            <text:p>0,7737809375</text:p>
          </table:table-cell>
          <table:table-cell table:number-columns-repeated="96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w1.A14:cw1.A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w1.A1:cw1.AMJ1048576">
            <calcext:color-scale>
              <calcext:color-scale-entry calcext:value="0" calcext:type="minimum" calcext:color="#000000"/>
              <calcext:color-scale-entry calcext:value="50" calcext:type="percentile" calcext:color="#808080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7T15:49:04.887759045</dc:date>
    <meta:editing-duration>PT7M51S</meta:editing-duration>
    <meta:editing-cycles>2</meta:editing-cycles>
    <meta:generator>LibreOffice/6.1.5.2$Linux_X86_64 LibreOffice_project/10$Build-2</meta:generator>
    <meta:document-statistic meta:table-count="1" meta:cell-count="4096" meta:object-count="0"/>
  </office:meta>
</office:document-meta>
</file>